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eta.xml" manifest:media-type="text/xml"/>
  <manifest:file-entry manifest:full-path="Pictures/100000000000014A0000015D5D2576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100" manifest:media-type="application/vnd.sun.star.oleobject"/>
  <manifest:file-entry manifest:full-path="ObjectReplacements/Obj100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004cm" fo:margin-left="-0.51cm" fo:margin-top="0cm" fo:margin-bottom="0cm" table:align="left" style:writing-mode="lr-tb"/>
    </style:style>
    <style:style style:name="Tabela1.A" style:family="table-column">
      <style:table-column-properties style:column-width="18.004cm"/>
    </style:style>
    <style:style style:name="Tabela1.1" style:family="table-row">
      <style:table-row-properties style:min-row-height="21.772cm"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fo:font-weight="bold" style:letter-kerning="true" style:font-size-asian="11pt" style:font-weight-asian="bold" style:font-name-complex="Arial1" style:font-size-complex="11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style:font-name-complex="Arial1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8.001cm"/>
        </style:tab-stops>
      </style:paragraph-properties>
      <style:text-properties style:font-name="Ari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line-height="200%" fo:text-align="center" style:justify-single-word="false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 style:list-style-name="">
      <style:paragraph-properties fo:margin-top="0.423cm" fo:margin-bottom="0.106cm" style:contextual-spacing="false" fo:text-align="justify" style:justify-single-word="false" fo:padding-left="0cm" fo:padding-right="0cm" fo:padding-top="0cm" fo:padding-bottom="0.035cm" fo:border-left="none" fo:border-right="none" fo:border-top="none" fo:border-bottom="0.74pt solid #00000a" fo:keep-with-next="always"/>
    </style:style>
    <style:style style:name="P16" style:family="paragraph" style:parent-style-name="Standard" style:list-style-name="">
      <style:paragraph-properties fo:margin-top="0.423cm" fo:margin-bottom="0.106cm" style:contextual-spacing="false"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 fo:keep-with-next="always"/>
    </style:style>
    <style:style style:name="P17" style:family="paragraph" style:parent-style-name="Standard" style:list-style-name="">
      <style:paragraph-properties fo:margin-top="0.423cm" fo:margin-bottom="0.106cm" style:contextual-spacing="false"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 fo:keep-with-next="always"/>
      <style:text-properties style:font-name="Arial" fo:font-size="12pt" fo:font-weight="bold" style:letter-kerning="true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fo:margin-left="0cm" fo:margin-right="0cm" fo:line-height="150%" fo:text-indent="1.249cm" style:auto-text-indent="false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" style:font-name-complex="Arial1" style:font-style-complex="italic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" style:font-name-complex="Arial1" style:font-style-complex="italic" style:font-weight-complex="bold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1" style:font-size-complex="14pt"/>
    </style:style>
    <style:style style:name="P23" style:family="paragraph" style:parent-style-name="Heading_20_1">
      <style:paragraph-properties fo:text-align="center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3" style:family="text">
      <style:text-properties style:font-name="Arial" fo:font-size="12pt" fo:font-weight="bold" style:letter-kerning="true" style:font-size-asian="12pt" style:font-weight-asian="bold" style:font-name-complex="Arial1" style:font-size-complex="12pt" style:font-weight-complex="bold"/>
    </style:style>
    <style:style style:name="T4" style:family="text">
      <style:text-properties style:font-name="Arial" fo:font-size="12pt" style:letter-kerning="true" style:font-size-asian="12pt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style:font-name-complex="Arial1"/>
    </style:style>
    <style:style style:name="T7" style:family="text">
      <style:text-properties style:font-name="Arial" style:font-name-complex="Arial1" style:font-style-complex="italic"/>
    </style:style>
    <style:style style:name="T8" style:family="text">
      <style:text-properties style:font-name="Arial" style:font-name-complex="Arial1" style:font-style-complex="italic" style:font-weight-complex="bold"/>
    </style:style>
    <style:style style:name="T9" style:family="text">
      <style:text-properties style:font-name="Arial" fo:font-weight="bold" style:font-weight-asian="bold"/>
    </style:style>
    <style:style style:name="T10" style:family="text">
      <style:text-properties style:font-name="Arial" fo:font-weight="bold" style:font-weight-asian="bold" style:font-name-complex="Arial1" style:font-style-complex="italic" style:font-weight-complex="bold"/>
    </style:style>
    <style:style style:name="T11" style:family="text">
      <style:text-properties style:font-name="Arial" fo:font-style="italic" style:font-style-asian="italic"/>
    </style:style>
    <style:style style:name="T12" style:family="text">
      <style:text-properties style:font-name="Arial" fo:font-size="11pt" fo:font-weight="bold" style:font-size-asian="11pt" style:font-weight-asian="bold" style:font-name-complex="Arial1"/>
    </style:style>
    <style:style style:name="T13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4" style:family="text">
      <style:text-properties fo:font-size="14pt" style:font-size-asian="14pt" style:font-name-complex="Arial1" style:font-size-complex="14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0"><text:span text:style-name="T2">Modelo de Proposta de Projeto</text:span></text:p>
      <text:p text:style-name="P1"/>
      <text:p text:style-name="P1"/>
      <text:p text:style-name="P1"/>
      <text:p text:style-name="P1"/>
      <text:h text:style-name="P15" text:outline-level="1"><text:span text:style-name="T3">ESCLARECIMENTOS GERAIS</text:span></text:h>
      <text:p text:style-name="P1"/>
      <text:p text:style-name="P2"/>
      <text:p text:style-name="P19"><text:span text:style-name="T8">A apresentação da proposta de projeto de pesquisa nesse formato é </text:span><text:span text:style-name="T10">OBRIGATÓRIA </text:span><text:span text:style-name="T8">para a inscrição de todos os candidatos inscritos no processo de seleção do Mestrado Acadêmico em Bioinformática da Universidade Federal Tecnológica do Paraná – Câmpus Cornélio Procópio.</text:span></text:p>
      <text:p text:style-name="P3"/>
      <text:p text:style-name="P19"><text:span text:style-name="T6">O modelo de proposta de projeto de pesquisa e desenvolvimento tecnológico deverá ter no máximo dez (10) páginas.</text:span></text:p>
      <text:p text:style-name="P20"/>
      <text:p text:style-name="P19"><text:span text:style-name="T7">Use Fonte Arial 12 com espaçamento 1.5, respeitando os títulos indicados e os limites de página propostos para cada item. </text:span></text:p>
      <text:p text:style-name="P4"/>
      <text:p text:style-name="P18"><text:span text:style-name="T6">Deve-se usar margens esquerda e superior de 3 cm; e margens direita e inferior de 2 cm;</text:span></text:p>
      <text:p text:style-name="P21"/>
      <text:p text:style-name="P19"><text:span text:style-name="T8">O desrespeito a essas normas implicará na </text:span><text:span text:style-name="T10">NÃO HOMOLOGAÇÃO</text:span><text:span text:style-name="T8"> da inscrição.</text:span></text:p>
      <table:table table:name="Tabela1" table:style-name="Tabela1">
        <table:table-column table:style-name="Tabela1.A"/>
        <text:soft-page-break/>
        <table:table-row table:style-name="Tabela1.1">
          <table:table-cell table:style-name="Tabela1.A1" office:value-type="string">
            <text:p text:style-name="P11"><text:bookmark-start text:name="_Toc68687390"/></text:p>
            <text:p text:style-name="P13"><text:span text:style-name="T9">&lt;Título do Projeto&gt;</text:span></text:p>
            <text:p text:style-name="P10"/>
            <text:p text:style-name="P10"/>
            <text:p text:style-name="P10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8"/>
            <text:p text:style-name="P8"/>
            <text:p text:style-name="P8"/>
            <text:p text:style-name="P8"/>
            <text:p text:style-name="P8"/>
            <text:p text:style-name="P13"><text:span text:style-name="T9">&lt;Nome do Candidato&gt;</text:span></text:p>
            <text:p text:style-name="P13"><text:span text:style-name="T9">Proposta de Projeto</text:span></text:p>
            <text:p text:style-name="P13"><text:span text:style-name="T9">em &lt;Linha de Pesquisa&gt;</text:span></text:p>
            <text:p text:style-name="P6"/>
            <text:p text:style-name="P7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3"><text:span text:style-name="T11">CAMPUS Cornélio Procópio</text:span><text:span text:style-name="T1">, &lt;Mês, Ano</text:span><text:bookmark-end text:name="_Toc68687390"/><text:span text:style-name="T1">&gt;</text:span></text:p>
            <text:p text:style-name="P1"/>
          </table:table-cell>
        </table:table-row>
      </table:table>
      <text:h text:style-name="P15" text:outline-level="1"><text:soft-page-break/><text:span text:style-name="T3">ITENS OBRIGATÓRIOS</text:span></text:h>
      <text:p text:style-name="P5"/>
      <text:h text:style-name="P16" text:outline-level="1"><text:span text:style-name="T3">1. Resumo </text:span><text:span text:style-name="T4">(máximo de meia (½) página)</text:span></text:h>
      <text:p text:style-name="P9"/>
      <text:p text:style-name="P14"><text:span text:style-name="T5">• Descrever de forma sucinta o resumo do projeto. </text:span></text:p>
      <text:h text:style-name="P17" text:outline-level="1"/>
      <text:h text:style-name="P16" text:outline-level="1"><text:span text:style-name="T3">2. Introdução </text:span><text:span text:style-name="T4">(máximo de 2 páginas)</text:span></text:h>
      <text:p text:style-name="P9"/>
      <text:p text:style-name="P14"><text:span text:style-name="T5">• Descrever objetivamente, com o apoio da literatura, o problema focalizado, sua relevância no contexto da área inserida e sua importância específica para o avanço do conhecimento.</text:span></text:p>
      <text:h text:style-name="P16" text:outline-level="1"><text:span text:style-name="T3">2.1 Caracterização do Problema </text:span><text:span text:style-name="T4">(máximo de 1 página)</text:span></text:h>
      <text:p text:style-name="P9"/>
      <text:h text:style-name="P16" text:outline-level="1"><text:span text:style-name="T3">2.2 Justificativa </text:span><text:span text:style-name="T4">(máximo de 1 página)</text:span></text:h>
      <text:p text:style-name="P9"/>
      <text:h text:style-name="P16" text:outline-level="1"><text:span text:style-name="T3">3. Objetivos Gerais e Específicos </text:span><text:span text:style-name="T4">(máximo de 1 página)</text:span></text:h>
      <text:p text:style-name="P9"/>
      <text:p text:style-name="P14"><text:span text:style-name="T5">• Explicitar os objetivos e metas do projeto. </text:span></text:p>
      <text:p text:style-name="P9"/>
      <text:h text:style-name="P16" text:outline-level="1"><text:span text:style-name="T3">4. Revisão Bibliográfica </text:span><text:span text:style-name="T4">(máximo de 1 página)</text:span></text:h>
      <text:p text:style-name="P9"/>
      <text:p text:style-name="P14"><text:span text:style-name="T5">• Descrever sucintamente o estado da arte do tema abordado com referências atuais.</text:span></text:p>
      <text:p text:style-name="P9"><text:soft-page-break/></text:p>
      <text:h text:style-name="P16" text:outline-level="1"><text:span text:style-name="T3">5. Metodologia </text:span><text:span text:style-name="T4">(máximo de 3 páginas)</text:span></text:h>
      <text:p text:style-name="P9"/>
      <text:p text:style-name="P14"><text:span text:style-name="T5">• Descrever sucintamente a metodologia empregada para a execução do projeto e como os objetivos serão alcançados.</text:span></text:p>
      <text:p text:style-name="P9"><text:bookmark text:name="_GoBack"/></text:p>
      <text:h text:style-name="P16" text:outline-level="1"><text:span text:style-name="T3">6. Resultados e/ ou produtos esperados </text:span><text:span text:style-name="T4">(máximo de 1 página)</text:span></text:h>
      <text:p text:style-name="P9"/>
      <text:p text:style-name="P12"><text:span text:style-name="T5">• Descrever os resultados e/ ou produtos esperados. <text:line-break/>• Estimar a repercussão e/ ou impactos sócio-econômicos, técnico-científicos e ambientais dos resultados esperados na solução do problema focalizado.</text:span></text:p>
      <text:p text:style-name="P9"/>
      <text:h text:style-name="P16" text:outline-level="1"><text:span text:style-name="T3">7. Cronograma </text:span><text:span text:style-name="T4">(máximo de 1 página)</text:span></text:h>
      <text:p text:style-name="P9"/>
      <text:p text:style-name="P14"><text:span text:style-name="T5">• Cronograma de desenvolvimento do projeto considerando um prazo total de 24 meses desde o ingresso no programa. </text:span></text:p>
      <text:p text:style-name="P14"><text:span text:style-name="T5">• Comentar sobre possíveis dificuldades e riscos potenciais que poderão interferir na execução das ações propostas e comprometer o alcance das metas e objetivos preconizados.<text:line-break/>• Explicitar as medidas previstas para contornar ou superar essas dificuldades.</text:span></text:p>
      <text:h text:style-name="P17" text:outline-level="1"/>
      <text:h text:style-name="P16" text:outline-level="1"><text:span text:style-name="T3">8. Referências Bibliográficas </text:span><text:span text:style-name="T4">(máximo de 1 páginas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color="#000000" fo:font-size="16pt" style:font-size-asian="16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cm" fo:margin-bottom="0.212cm" style:contextual-spacing="false" fo:text-align="justify" style:justify-single-word="false" fo:text-indent="2.501cm" style:auto-text-indent="false"/>
    </style:style>
    <style:style style:name="A-Item" style:family="paragraph" style:parent-style-name="Standard" style:default-outline-level="" style:list-style-name="WWNum5">
      <style:paragraph-properties fo:margin-top="0.212cm" fo:margin-bottom="0cm" style:contextual-spacing="false" fo:text-align="justify" style:justify-single-word="false"/>
    </style:style>
    <style:style style:name="A-Artigo" style:family="paragraph" style:parent-style-name="Standard" style:default-outline-level="">
      <style:paragraph-properties fo:margin-left="1.651cm" fo:margin-right="0cm" fo:margin-top="0.423cm" fo:margin-bottom="0.212cm" style:contextual-spacing="false" fo:text-align="justify" style:justify-single-word="false" fo:text-indent="-1.651cm" style:auto-text-indent="false"/>
      <style:text-properties style:font-name="Arial" fo:font-family="Arial" style:font-family-generic="roman" style:font-pitch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7ba4" style:text-line-through-style="none" style:text-line-through-type="none" fo:language="zxx" fo:country="none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8.8cm" fo:text-indent="-0.635cm" fo:margin-left="8.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0.07cm" fo:text-indent="-0.635cm" fo:margin-left="10.0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34cm" fo:text-indent="-0.635cm" fo:margin-left="11.3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2.61cm" fo:text-indent="-0.635cm" fo:margin-left="12.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88cm" fo:text-indent="-0.635cm" fo:margin-left="13.8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477cm" fo:text-indent="-0.635cm" fo:margin-left="1.842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5.248cm" fo:text-indent="-0.635cm" fo:margin-left="4.6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883cm" fo:text-indent="-0.318cm" fo:margin-left="5.8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153cm" fo:text-indent="-0.635cm" fo:margin-left="7.15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8.423cm" fo:text-indent="-0.635cm" fo:margin-left="8.4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693cm" fo:text-indent="-0.318cm" fo:margin-left="9.6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963cm" fo:text-indent="-0.635cm" fo:margin-left="10.96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2.233cm" fo:text-indent="-0.635cm" fo:margin-left="12.2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503cm" fo:text-indent="-0.318cm" fo:margin-left="13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>
          <style:list-level-label-alignment text:label-followed-by="listtab" text:list-tab-stop-position="5.376cm" fo:text-indent="-1.27cm" fo:margin-left="5.3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995cm" fo:text-indent="-0.635cm" fo:margin-left="0.99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65cm" fo:text-indent="-0.318cm" fo:margin-left="2.26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075cm" fo:text-indent="-0.318cm" fo:margin-left="6.0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8.615cm" fo:text-indent="-0.635cm" fo:margin-left="8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885cm" fo:text-indent="-0.318cm" fo:margin-left="9.8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6.443cm" fo:margin-top="0cm" fo:margin-bottom="0cm" table:align="center" style:writing-mode="lr-tb"/>
    </style:style>
    <style:style style:name="Tabela2.A" style:family="table-column">
      <style:table-column-properties style:column-width="2.94cm"/>
    </style:style>
    <style:style style:name="Tabela2.B" style:family="table-column">
      <style:table-column-properties style:column-width="9.403cm"/>
    </style:style>
    <style:style style:name="Tabela2.C" style:family="table-column">
      <style:table-column-properties style:column-width="4.099cm"/>
    </style:style>
    <style:style style:name="Tabela2.1" style:family="table-row">
      <style:table-row-properties style:min-row-height="2.605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/>
    </style:style>
    <style:style style:name="Tabela2.C1" style:family="table-cell">
      <style:table-cell-properties style:vertical-align="bottom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Heading_20_1">
      <style:paragraph-properties fo:text-align="center" style:justify-single-word="false"/>
    </style:style>
    <style:style style:name="MT1" style:family="text">
      <style:text-properties fo:font-size="14pt" style:font-size-asian="14pt" style:font-name-complex="Arial1" style:font-size-complex="14pt"/>
    </style:style>
    <style:style style:name="MT2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width="5cm" draw:visible-area-height="5cm"/>
    </style:style>
    <style:page-layout style:name="Mpm1">
      <style:page-layout-properties fo:page-width="21.59cm" fo:page-height="27.94cm" style:num-format="1" style:print-orientation="portrait" fo:margin-top="1.249cm" fo:margin-bottom="2.499cm" fo:margin-left="2.54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Standard"><draw:frame draw:style-name="Mfr1" draw:name="Picture 1" text:anchor-type="char" svg:x="0.275cm" svg:y="-2.14cm" svg:width="2.023cm" svg:height="2.418cm" draw:z-index="3"><draw:image xlink:href="Pictures/100000000000014A0000015D5D25763A.png" xlink:type="simple" xlink:show="embed" xlink:actuate="onLoad"/><draw:contour-polygon svg:width="8.507cm" svg:height="8.901cm" svg:viewBox="0 0 8507 8901" draw:points="14,0 14,8901 8521,8901 8521,0" draw:recreate-on-edit="false"/></draw:frame></text:p>
            </table:table-cell>
            <table:table-cell table:style-name="Tabela2.A1" office:value-type="string">
              <text:p text:style-name="MP1"/>
              <text:h text:style-name="MP2" text:outline-level="1"><text:span text:style-name="MT1">Ministério da Educação</text:span></text:h>
              <text:p text:style-name="MP1"><text:span text:style-name="MT2">Universidade Tecnológica Federal do Paraná</text:span></text:p>
              <text:p text:style-name="MP1"><text:span text:style-name="MT2">Câmpus Cornélio Procópio</text:span></text:p>
              <text:p text:style-name="MP1"><text:span text:style-name="MT2">Diretoria de Pesquisa e Pós-Graduação</text:span></text:p>
              <text:p text:style-name="MP1"><text:span text:style-name="MT2">Programa de Pós-Graduação em Bioinformática</text:span></text:p>
              <text:p text:style-name="MP1"/>
            </table:table-cell>
            <table:table-cell table:style-name="Tabela2.C1" office:value-type="string">
              <text:p text:style-name="Standard"/>
              <text:p text:style-name="Standard"><draw:frame draw:style-name="Mfr2" text:anchor-type="as-char" svg:width="3.717cm" svg:height="1.411cm" draw:z-index="7"><draw:object-ole xlink:href="./Obj100" xlink:type="simple" xlink:show="embed" xlink:actuate="onLoad"/><draw:image xlink:href="./ObjectReplacements/Obj100" xlink:type="simple" xlink:show="embed" xlink:actuate="onLoad"/></draw:frame></text:p>
              <text:p text:style-name="Standard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A INSTITUCIONAL DE BOLSA DE INICIAÇÃO CIENTÍFICA</dc:title>
    <meta:initial-creator>Fabricio Martins Lopes</meta:initial-creator>
    <meta:editing-cycles>1</meta:editing-cycles>
    <meta:creation-date>2015-01-08T22:48:03.209691044</meta:creation-date>
    <meta:editing-duration>P0D</meta:editing-duration>
    <meta:generator>LibreOffice/4.2.7.2$Linux_X86_64 LibreOffice_project/420m0$Build-2</meta:generator>
    <dc:date>2015-01-08T22:48:08.753824611</dc:date>
    <dc:creator>Fabricio Martins Lopes</dc:creator>
    <meta:document-statistic meta:table-count="2" meta:image-count="1" meta:object-count="1" meta:page-count="4" meta:paragraph-count="37" meta:word-count="381" meta:character-count="2488" meta:non-whitespace-character-count="213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